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0" style:family="paragraph" style:parent-style-name="Text_20_body">
      <style:paragraph-properties fo:margin-top="0cm" fo:margin-bottom="0cm" fo:line-height="179%" style:writing-mode="lr-tb"/>
    </style:style>
    <style:style style:name="P11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able_20_Contents">
      <style:text-properties style:language-asian="ja" style:country-asian="JP"/>
    </style:style>
    <style:style style:name="P15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17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8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19" style:family="paragraph" style:parent-style-name="Table_20_Contents">
      <style:text-properties style:language-asian="ja" style:country-asian="JP"/>
    </style:style>
    <style:style style:name="P20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1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2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2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8" style:family="paragraph" style:parent-style-name="Text_20_body">
      <style:paragraph-properties fo:margin-top="0cm" fo:margin-bottom="0cm" fo:line-height="179%" style:writing-mode="lr-tb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5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8" style:family="text">
      <style:text-properties style:font-name-asian="Arial1" style:font-size-asian="11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1">1</text:p>
          </table:table-cell>
          <table:table-cell table:style-name="表1.A1" office:value-type="string">
            <text:p text:style-name="P12">作業日</text:p>
          </table:table-cell>
          <table:table-cell table:style-name="表1.A1" office:value-type="string">
            <text:p text:style-name="P13"><text:span text:style-name="T6">7/31 </text:span><text:span text:style-name="T8">水曜日</text:span></text:p>
          </table:table-cell>
        </table:table-row>
        <table:table-row>
          <table:table-cell table:style-name="表1.A1" office:value-type="string">
            <text:p text:style-name="P11">2</text:p>
          </table:table-cell>
          <table:table-cell table:style-name="表1.A1" office:value-type="string">
            <text:p text:style-name="P12">発注者</text:p>
          </table:table-cell>
          <table:table-cell table:style-name="表1.A1" office:value-type="string">
            <text:p text:style-name="P12">住友電設</text:p>
          </table:table-cell>
        </table:table-row>
        <table:table-row>
          <table:table-cell table:style-name="表1.A1" office:value-type="string">
            <text:p text:style-name="P11">3</text:p>
          </table:table-cell>
          <table:table-cell table:style-name="表1.A1" office:value-type="string">
            <text:p text:style-name="P12">工事件名</text:p>
          </table:table-cell>
          <table:table-cell table:style-name="表1.A1" office:value-type="string">
            <text:p text:style-name="P12">殿町プロジェクトⅢ新築工事</text:p>
          </table:table-cell>
        </table:table-row>
        <table:table-row>
          <table:table-cell table:style-name="表1.A1" office:value-type="string">
            <text:p text:style-name="P11">4</text:p>
          </table:table-cell>
          <table:table-cell table:style-name="表1.A1" office:value-type="string">
            <text:p text:style-name="P12">人数</text:p>
          </table:table-cell>
          <table:table-cell table:style-name="表1.A1" office:value-type="string">
            <text:p text:style-name="P12">１名</text:p>
          </table:table-cell>
        </table:table-row>
        <table:table-row>
          <table:table-cell table:style-name="表1.A1" office:value-type="string">
            <text:p text:style-name="P11">5</text:p>
          </table:table-cell>
          <table:table-cell table:style-name="表1.A1" office:value-type="string">
            <text:p text:style-name="P12">作業時間</text:p>
          </table:table-cell>
          <table:table-cell table:style-name="表1.A1" office:value-type="string">
            <text:p text:style-name="P12">８：００－１７：００（定時）</text:p>
          </table:table-cell>
        </table:table-row>
        <table:table-row>
          <table:table-cell table:style-name="表1.A1" office:value-type="string">
            <text:p text:style-name="P11">6</text:p>
          </table:table-cell>
          <table:table-cell table:style-name="表1.A1" office:value-type="string">
            <text:p text:style-name="P12">備考</text:p>
          </table:table-cell>
          <table:table-cell table:style-name="表1.A1" office:value-type="string">
            <text:p text:style-name="P11">-</text:p>
          </table:table-cell>
        </table:table-row>
      </table:table>
      <text:p text:style-name="Text_20_body"/>
      <text:p text:style-name="P3">---------------------</text:p>
      <text:p text:style-name="P8"><text:span text:style-name="T8">【作業員　岩淵謙 </text:span><text:span text:style-name="T6">/ </text:span><text:span text:style-name="T8">日報連絡】 </text:span><text:span text:style-name="T6">2019.7.31.</text:span><text:span text:style-name="T8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14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14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14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14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14">８：００－１７：００</text:p>
            <text:p text:style-name="P14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15"/>
      <text:p text:style-name="P3">---------------------</text:p>
      <text:p text:style-name="P8"><text:span text:style-name="T8">【作業員　岩淵謙 </text:span><text:span text:style-name="T6">/ </text:span><text:span text:style-name="T8">日報連絡】 </text:span><text:span text:style-name="T6">2019.8.9.</text:span><text:span text:style-name="T7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14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14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14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14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14">８：００－１７：００</text:p>
            <text:p text:style-name="P14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15"/>
      <text:p text:style-name="P3">---------------------</text:p>
      <text:p text:style-name="P8"><text:span text:style-name="T8">【作業員　岩淵謙 </text:span><text:span text:style-name="T6">/ </text:span><text:span text:style-name="T8">日報連絡】 </text:span><text:span text:style-name="T6">2019.8.20.</text:span><text:span text:style-name="T7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14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14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14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14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14">８：００－１７：００</text:p>
            <text:p text:style-name="P14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15"/>
      <text:p text:style-name="P15"/>
      <text:p text:style-name="P3">---------------------</text:p>
      <text:p text:style-name="P8"><text:span text:style-name="T8">【作業員　岩淵謙 </text:span><text:span text:style-name="T6">/ </text:span><text:span text:style-name="T8">日報連絡】 </text:span><text:span text:style-name="T6">2019.8.31.</text:span><text:span text:style-name="T7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14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14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14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14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14">８：００－１７：００</text:p>
            <text:p text:style-name="P14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14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15"/>
      <text:p text:style-name="P15"/>
      <text:p text:style-name="P3">---------------------</text:p>
      <text:p text:style-name="P8"><text:span text:style-name="T8">【作業員　岩淵謙 </text:span><text:span text:style-name="T6">/ </text:span><text:span text:style-name="T8">日報連絡】 </text:span><text:span text:style-name="T6">2019.9.5.</text:span><text:span text:style-name="T7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14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14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14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14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14">８：００－１７：３０</text:p>
            <text:p text:style-name="P14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14">-</text:p>
          </table:table-cell>
        </table:table-row>
      </table:table>
      <text:p text:style-name="P15"/>
      <text:p text:style-name="P15"/>
      <text:p text:style-name="P3">---------------------</text:p>
      <text:p text:style-name="P8"><text:span text:style-name="T8">【作業員　岩淵謙 </text:span><text:span text:style-name="T6">/ </text:span><text:span text:style-name="T8">日報連絡】 </text:span><text:span text:style-name="T6">2019.9.12.</text:span><text:span text:style-name="T7">木</text:span></text:p>
      <text:p text:style-name="P5"/>
      <text:p text:style-name="P9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14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14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14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14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14">８：３０－１７：３０</text:p>
            <text:p text:style-name="P14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14">-</text:p>
          </table:table-cell>
        </table:table-row>
      </table:table>
      <text:p text:style-name="P15"/>
      <text:p text:style-name="P15"/>
      <text:p text:style-name="P3">---------------------</text:p>
      <text:p text:style-name="P5">【作業員　岩淵謙 / 日報連絡】 2019.9.19.木</text:p>
      <text:p text:style-name="P5"/>
      <text:p text:style-name="P9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14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14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14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14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14">８：００－１７：００</text:p>
            <text:p text:style-name="P14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14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15"/>
      <text:p text:style-name="P15"/>
      <text:p text:style-name="P3">---------------------</text:p>
      <text:p text:style-name="P5">【作業員　岩淵謙 / 日報連絡】 2019.9.28.土</text:p>
      <text:p text:style-name="P5"/>
      <text:p text:style-name="P5"/>
      <text:p text:style-name="P9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14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14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14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14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14">８：００－１７：００</text:p>
            <text:p text:style-name="P14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14">-</text:p>
          </table:table-cell>
        </table:table-row>
      </table:table>
      <text:p text:style-name="P15"/>
      <text:p text:style-name="P15"/>
      <text:p text:style-name="P3">---------------------</text:p>
      <text:p text:style-name="P5">【作業員　岩淵謙 / 日報連絡】 2019.10.4.土</text:p>
      <text:p text:style-name="P5"><text:soft-page-break/></text:p>
      <text:p text:style-name="P9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14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14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14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14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14">８：００－１７：００</text:p>
            <text:p text:style-name="P14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14">-</text:p>
          </table:table-cell>
        </table:table-row>
      </table:table>
      <text:p text:style-name="P15"/>
      <text:p text:style-name="P15"/>
      <text:p text:style-name="P3">---------------------</text:p>
      <text:p text:style-name="P5">【作業員　岩淵謙 / 日報連絡】 2019.10.19.土</text:p>
      <text:p text:style-name="P5"/>
      <text:p text:style-name="P5"/>
      <text:p text:style-name="P9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14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14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14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14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14">８：００－１７：００</text:p>
            <text:p text:style-name="P14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14">-</text:p>
          </table:table-cell>
        </table:table-row>
      </table:table>
      <text:p text:style-name="P15"/>
      <text:p text:style-name="P15"/>
      <text:p text:style-name="P3">---------------------</text:p>
      <text:p text:style-name="P5">【作業員　岩淵謙 / 日報連絡】 2019.10.25.金</text:p>
      <text:p text:style-name="P5"/>
      <text:p text:style-name="P5"/>
      <text:p text:style-name="P9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14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14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14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14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14">８：００－１７：００</text:p>
            <text:p text:style-name="P14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14">-</text:p>
          </table:table-cell>
        </table:table-row>
      </table:table>
      <text:p text:style-name="P15"/>
      <text:p text:style-name="P15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9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14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14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14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14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14">８：００－１７：００</text:p>
            <text:p text:style-name="P14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14">-</text:p>
          </table:table-cell>
        </table:table-row>
      </table:table>
      <text:p text:style-name="P15"/>
      <text:p text:style-name="P15"/>
      <text:p text:style-name="P3">---------------------</text:p>
      <text:p text:style-name="P5">【作業員　岩淵謙 / 日報連絡】 2019.11.5.火</text:p>
      <text:p text:style-name="P5"/>
      <text:p text:style-name="P5"/>
      <text:p text:style-name="P9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14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14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14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14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14">８：００－１７：００</text:p>
            <text:p text:style-name="P14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14">-</text:p>
          </table:table-cell>
        </table:table-row>
      </table:table>
      <text:p text:style-name="P15"/>
      <text:p text:style-name="P15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14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14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14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14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14">７：３０－１７：００</text:p>
            <text:p text:style-name="P14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14">-</text:p>
          </table:table-cell>
        </table:table-row>
      </table:table>
      <text:p text:style-name="P15"/>
      <text:p text:style-name="P15"/>
      <text:p text:style-name="P3">---------------------</text:p>
      <text:p text:style-name="P5">【作業員　岩淵謙 / 日報連絡】 2019.11.22.金</text:p>
      <text:p text:style-name="P9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14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14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14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14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14">８：００－１７：００</text:p>
            <text:p text:style-name="P14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14">-</text:p>
          </table:table-cell>
        </table:table-row>
      </table:table>
      <text:p text:style-name="P15"/>
      <text:p text:style-name="P15"/>
      <text:p text:style-name="P3">---------------------</text:p>
      <text:p text:style-name="P5">【作業員　岩淵謙 / 日報連絡】 2019.11.25.月</text:p>
      <text:p text:style-name="P5"/>
      <text:p text:style-name="P5"/>
      <text:p text:style-name="P9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14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14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14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14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14">７：３０－１７：００</text:p>
            <text:p text:style-name="P14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14">-</text:p>
          </table:table-cell>
        </table:table-row>
      </table:table>
      <text:p text:style-name="P15"/>
      <text:p text:style-name="P15"/>
      <text:p text:style-name="P3">---------------------</text:p>
      <text:p text:style-name="P5">【作業員　岩淵謙 / 日報連絡】 2019.12.06.金</text:p>
      <text:p text:style-name="P5"/>
      <text:p text:style-name="P5"/>
      <text:p text:style-name="P9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14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14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14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14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14">７：３０－１７：００</text:p>
            <text:p text:style-name="P14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14">-</text:p>
          </table:table-cell>
        </table:table-row>
      </table:table>
      <text:p text:style-name="P15"/>
      <text:p text:style-name="P15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9">@@@</text:p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0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7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14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14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14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14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14">８：００－１７：３０</text:p>
            <text:p text:style-name="P14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14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15"/>
      <text:p text:style-name="P15"/>
      <text:p text:style-name="P5">---------------------</text:p>
      <text:p text:style-name="P5">【作業員　岩淵謙 / 日報連絡】 2019.12.21.土</text:p>
      <text:p text:style-name="P5"/>
      <text:p text:style-name="P5"/>
      <text:p text:style-name="P4">-------------------------------------------------------- [STEPS] 20190602_101421</text:p>
      <text:list xml:id="list5792056901337051526" text:style-name="L1">
        <text:list-item>
          <text:p text:style-name="P21">image file</text:p>
          <text:list>
            <text:list-item>
              <text:p text:style-name="P21">copy to : C:\WORKS_2\WS\WS_Others\towa_corpo</text:p>
            </text:list-item>
            <text:list-item>
              <text:p text:style-name="P21">change → file name</text:p>
            </text:list-item>
            <text:list-item>
              <text:p text:style-name="P21">DUP</text:p>
            </text:list-item>
            <text:list-item>
              <text:p text:style-name="P21">open the orig with paint</text:p>
            </text:list-item>
            <text:list-item>
              <text:p text:style-name="P21"><text:soft-page-break/>change size → 25 %</text:p>
            </text:list-item>
            <text:list-item>
              <text:p text:style-name="P21">close paint</text:p>
            </text:list-item>
          </text:list>
        </text:list-item>
        <text:list-item>
          <text:p text:style-name="P22">email</text:p>
          <text:list>
            <text:list-item>
              <text:p text:style-name="P22">C – N (new mail)</text:p>
            </text:list-item>
            <text:list-item>
              <text:p text:style-name="P22">attach image file</text:p>
            </text:list-item>
            <text:list-item>
              <text:p text:style-name="P22">open in-mail image file</text:p>
            </text:list-item>
            <text:list-item>
              <text:p text:style-name="P22">validate</text:p>
              <text:list>
                <text:list-item>
                  <text:p text:style-name="P22">終了時刻</text:p>
                </text:list-item>
                <text:list-item>
                  <text:p text:style-name="P22">職長サイン</text:p>
                </text:list-item>
              </text:list>
            </text:list-item>
          </text:list>
        </text:list-item>
        <text:list-item>
          <text:p text:style-name="P21">doc</text:p>
          <text:list>
            <text:list-item>
              <text:p text:style-name="P21">prev lines → DUP</text:p>
            </text:list-item>
            <text:list-item>
              <text:p text:style-name="P21">enter data, esp.</text:p>
              <text:list>
                <text:list-item>
                  <text:p text:style-name="P21">作業日</text:p>
                </text:list-item>
                <text:list-item>
                  <text:p text:style-name="P21">発注者</text:p>
                </text:list-item>
                <text:list-item>
                  <text:p text:style-name="P21">工事件名</text:p>
                </text:list-item>
                <text:list-item>
                  <text:p text:style-name="P22">作業時間</text:p>
                </text:list-item>
              </text:list>
            </text:list-item>
          </text:list>
        </text:list-item>
        <text:list-item>
          <text:p text:style-name="P17">email</text:p>
          <text:list>
            <text:list-item>
              <text:p text:style-name="P17">C/P</text:p>
              <text:list>
                <text:list-item>
                  <text:p text:style-name="P18">本文</text:p>
                </text:list-item>
                <text:list-item>
                  <text:p text:style-name="P17">subject</text:p>
                </text:list-item>
              </text:list>
            </text:list-item>
            <text:list-item>
              <text:p text:style-name="P18">F6 (“To”) → “yoko” &gt; Ret</text:p>
            </text:list-item>
            <text:list-item>
              <text:p text:style-name="P18">C – Ret (send)</text:p>
            </text:list-item>
            <text:list-item>
              <text:p text:style-name="P18">review → sent mail</text:p>
              <text:list>
                <text:list-item>
                  <text:p text:style-name="P18">送信先</text:p>
                </text:list-item>
                <text:list-item>
                  <text:p text:style-name="P18">日付</text:p>
                </text:list-item>
                <text:list-item>
                  <text:p text:style-name="P18">サイン</text:p>
                </text:list-item>
                <text:list-item>
                  <text:p text:style-name="P18"><text:soft-page-break/>時間</text:p>
                </text:list-item>
              </text:list>
            </text:list-item>
          </text:list>
        </text:list-item>
        <text:list-item>
          <text:p text:style-name="P18">doc</text:p>
          <text:list>
            <text:list-item>
              <text:p text:style-name="P18">move → “@@@” string</text:p>
            </text:list-item>
          </text:list>
        </text:list-item>
      </text:list>
      <text:p text:style-name="P16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19-12-22T16:11:14.94</dc:date>
    <dc:creator>iwabuchi ken</dc:creator>
    <meta:editing-duration>PT2H59M</meta:editing-duration>
    <meta:editing-cycles>28</meta:editing-cycles>
    <meta:generator>OpenOffice/4.1.3$Win32 OpenOffice.org_project/413m1$Build-9783</meta:generator>
    <meta:document-statistic meta:table-count="19" meta:image-count="0" meta:object-count="0" meta:page-count="15" meta:paragraph-count="569" meta:word-count="2692" meta:character-count="5861"/>
  </office:meta>
</office:document-meta>
</file>